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66ffff" draw:textarea-vertical-align="middle"/>
    </style:style>
    <style:style style:name="gr3" style:family="graphic" style:parent-style-name="standard">
      <style:graphic-properties draw:fill-color="#ffcc00" draw:textarea-vertical-align="middle"/>
    </style:style>
    <style:style style:name="gr4" style:family="graphic" style:parent-style-name="standard">
      <style:graphic-properties draw:fill-color="#ff99cc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6cm" svg:height="12.5cm" svg:x="0.9cm" svg:y="7.5cm">
          <text:p text:style-name="P1">Hotel</text:p>
        </draw:rect>
        <draw:rect draw:style-name="gr2" draw:text-style-name="P1" draw:layer="layout" svg:width="6.9cm" svg:height="3.2cm" svg:x="1.8cm" svg:y="8.4cm">
          <text:p text:style-name="P1">Res... </text:p>
        </draw:rect>
        <draw:rect draw:style-name="gr3" draw:text-style-name="P1" draw:layer="layout" svg:width="6.9cm" svg:height="3.2cm" svg:x="10.2cm" svg:y="8.6cm">
          <text:p text:style-name="P1">Shop... </text:p>
        </draw:rect>
        <draw:rect draw:style-name="gr4" draw:text-style-name="P1" draw:layer="layout" svg:width="6.9cm" svg:height="3.2cm" svg:x="1.8cm" svg:y="12.4cm">
          <text:p text:style-name="P1">Spa... 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IN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yank Johri</meta:initial-creator>
    <meta:creation-date>2017-08-08T19:15:40</meta:creation-date>
    <dc:date>2017-08-08T19:20:39</dc:date>
    <dc:creator>Mayank Johri</dc:creator>
    <meta:editing-duration>PT4M59S</meta:editing-duration>
    <meta:editing-cycles>1</meta:editing-cycles>
    <meta:document-statistic meta:object-count="4"/>
    <meta:generator>OpenOffice/4.1.3$Unix OpenOffice.org_project/413m1$Build-9783</meta:generator>
  </office:meta>
</office:document-meta>
</file>